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25in" fo:margin-left="0.9417in" table:align="left"/>
    </style:style>
    <style:style style:name="Table1.A" style:family="table-column">
      <style:table-column-properties style:column-width="1.375in"/>
    </style:style>
    <style:style style:name="Table1.B" style:family="table-column">
      <style:table-column-properties style:column-width="1.3125in"/>
    </style:style>
    <style:style style:name="Table1.C"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125in" fo:margin-left="0.9417in" table:align="left"/>
    </style:style>
    <style:style style:name="Table2.A" style:family="table-column">
      <style:table-column-properties style:column-width="1.375in"/>
    </style:style>
    <style:style style:name="Table2.B" style:family="table-column">
      <style:table-column-properties style:column-width="1.3125in"/>
    </style:style>
    <style:style style:name="Table2.C" style:family="table-column">
      <style:table-column-properties style:column-width="1.4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926d" officeooo:paragraph-rsid="001a926d"/>
    </style:style>
    <style:style style:name="P2" style:family="paragraph" style:parent-style-name="Standard">
      <style:text-properties fo:font-weight="bold" officeooo:rsid="001a926d" officeooo:paragraph-rsid="001a926d" style:font-weight-asian="bold" style:font-weight-complex="bold"/>
    </style:style>
    <style:style style:name="P3" style:family="paragraph" style:parent-style-name="Standard" style:list-style-name="L1">
      <style:text-properties fo:font-weight="bold" officeooo:rsid="001a926d" officeooo:paragraph-rsid="001ccdac" style:font-weight-asian="bold" style:font-weight-complex="bold"/>
    </style:style>
    <style:style style:name="P4" style:family="paragraph" style:parent-style-name="Standard" style:list-style-name="L1">
      <style:text-properties fo:font-weight="bold" officeooo:rsid="001ccdac" officeooo:paragraph-rsid="001ccdac" style:font-weight-asian="bold" style:font-weight-complex="bold"/>
    </style:style>
    <style:style style:name="P5" style:family="paragraph" style:parent-style-name="Standard" style:list-style-name="L1">
      <style:text-properties fo:font-weight="bold" officeooo:rsid="001d8306" officeooo:paragraph-rsid="001d8306" style:font-weight-asian="bold" style:font-weight-complex="bold"/>
    </style:style>
    <style:style style:name="P6" style:family="paragraph" style:parent-style-name="Standard">
      <style:text-properties fo:font-weight="bold" officeooo:rsid="001d8306" officeooo:paragraph-rsid="001d8306" style:font-weight-asian="bold" style:font-weight-complex="bold"/>
    </style:style>
    <style:style style:name="P7" style:family="paragraph" style:parent-style-name="Standard" style:list-style-name="L1">
      <style:text-properties fo:font-weight="bold" officeooo:rsid="0020e44a" officeooo:paragraph-rsid="0020e44a" style:font-weight-asian="bold" style:font-weight-complex="bold"/>
    </style:style>
    <style:style style:name="P8" style:family="paragraph" style:parent-style-name="Standard">
      <style:text-properties fo:font-weight="bold" officeooo:rsid="0020e44a" officeooo:paragraph-rsid="0020e44a" style:font-weight-asian="bold" style:font-weight-complex="bold"/>
    </style:style>
    <style:style style:name="P9" style:family="paragraph" style:parent-style-name="Standard" style:list-style-name="L1">
      <style:text-properties officeooo:rsid="001ccdac" officeooo:paragraph-rsid="001ccdac"/>
    </style:style>
    <style:style style:name="P10" style:family="paragraph" style:parent-style-name="Standard" style:list-style-name="L1">
      <style:text-properties officeooo:paragraph-rsid="001ccdac"/>
    </style:style>
    <style:style style:name="P11" style:family="paragraph" style:parent-style-name="Standard" style:list-style-name="L1">
      <style:text-properties fo:font-weight="normal" officeooo:rsid="001d8306" officeooo:paragraph-rsid="001d8306" style:font-weight-asian="normal" style:font-weight-complex="normal"/>
    </style:style>
    <style:style style:name="P12" style:family="paragraph" style:parent-style-name="Standard" style:list-style-name="L1">
      <style:text-properties fo:font-weight="normal" officeooo:rsid="00226d04" officeooo:paragraph-rsid="00226d04" style:font-weight-asian="normal" style:font-weight-complex="normal"/>
    </style:style>
    <style:style style:name="P13" style:family="paragraph" style:parent-style-name="Standard" style:list-style-name="L1">
      <style:text-properties fo:font-weight="normal" officeooo:rsid="00282bf4" officeooo:paragraph-rsid="00282bf4" style:font-weight-asian="normal" style:font-weight-complex="normal"/>
    </style:style>
    <style:style style:name="P14" style:family="paragraph" style:parent-style-name="Standard" style:list-style-name="L2">
      <style:text-properties officeooo:rsid="001d8306" officeooo:paragraph-rsid="001d8306"/>
    </style:style>
    <style:style style:name="P15" style:family="paragraph" style:parent-style-name="Standard">
      <style:text-properties officeooo:paragraph-rsid="0020e44a"/>
    </style:style>
    <style:style style:name="P16" style:family="paragraph" style:parent-style-name="Table_20_Contents">
      <style:text-properties officeooo:rsid="0020e44a" officeooo:paragraph-rsid="0020e44a"/>
    </style:style>
    <style:style style:name="P17" style:family="paragraph" style:parent-style-name="Table_20_Contents">
      <style:text-properties fo:font-weight="bold" officeooo:rsid="0020e44a" officeooo:paragraph-rsid="0020e44a" style:font-weight-asian="bold" style:font-weight-complex="bold"/>
    </style:style>
    <style:style style:name="T1" style:family="text">
      <style:text-properties officeooo:rsid="001be095"/>
    </style:style>
    <style:style style:name="T2" style:family="text">
      <style:text-properties officeooo:rsid="001ccda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d3719" style:font-weight-asian="normal" style:font-weight-complex="normal"/>
    </style:style>
    <style:style style:name="T6" style:family="text">
      <style:text-properties fo:font-weight="normal" officeooo:rsid="001d4bf8" style:font-weight-asian="normal" style:font-weight-complex="normal"/>
    </style:style>
    <style:style style:name="T7" style:family="text">
      <style:text-properties officeooo:rsid="001d8306"/>
    </style:style>
    <style:style style:name="T8" style:family="text">
      <style:text-properties officeooo:rsid="001ed09d"/>
    </style:style>
    <style:style style:name="T9" style:family="text">
      <style:text-properties officeooo:rsid="001f2f34"/>
    </style:style>
    <style:style style:name="T10" style:family="text">
      <style:text-properties officeooo:rsid="0020e44a"/>
    </style:style>
    <style:style style:name="T11" style:family="text">
      <style:text-properties officeooo:rsid="0028e1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W 5:</text:p>
      <text:p text:style-name="P1">Anish Mohan</text:p>
      <text:p text:style-name="P1"/>
      <text:list xml:id="list908575746307276295" text:style-name="L1">
        <text:list-item>
          <text:p text:style-name="P3"><text:span text:style-name="T2">Two Class SVM and Locally Deep SVM:</text:span></text:p>
          <text:list>
            <text:list-item>
              <text:p text:style-name="P9"><text:span text:style-name="T3">Description:</text:span></text:p>
              <text:list>
                <text:list-item>
                  <text:p text:style-name="P10"><text:span text:style-name="T1">Two-Class SVM : Two-Class SVM is the standard Support Vector Machine model where we try to find the best separation between the two classes with a hyper plane. A kernel is used to measure the similarity between points and the kernels are applied globally to all points.</text:span></text:p>
                </text:list-item>
                <text:list-item>
                  <text:p text:style-name="P9">Locally Deep SVM: Locally deep SVM <text:span text:style-name="T9">is a </text:span>modificat<text:span text:style-name="T8">ion to the two class SVM where the Kernels used for measuring similarity are composed of a local and global kernel. The method tries to learn the local embeddings that are high dimensional, sparse and computationally deep; which allows the SVM method to decouple the cost from the calculation from the number of support vectors. Locally Deep <text:s/>SVM is faster than two class SVM but might make a sacrifice for accuracy.</text:span></text:p>
                  <text:p text:style-name="P9"/>
                </text:list-item>
              </text:list>
            </text:list-item>
            <text:list-item>
              <text:p text:style-name="P4">Differences:</text:p>
              <text:list>
                <text:list-item>
                  <text:p text:style-name="P4">Cost/Performance: <text:span text:style-name="T4">In Two Class SVM, the cost of calculating the separating hyper planes depends on the number of support vectors which could increase linearly with training data. Hence the cost of calculating the hyper plane is linearly proportional to the training data.</text:span></text:p>
                  <text:p text:style-name="P4"><text:span text:style-name="T4"/></text:p>
                  <text:p text:style-name="P4"><text:span text:style-name="T4">Locally Deep SVM was designed such that for non-linear data, the cost of <text:s/>calculating separating </text:span><text:span text:style-name="T5">hyperplanes </text:span><text:span text:style-name="T6">does not increase linearly with training data.</text:span></text:p>
                  <text:p text:style-name="P4"><text:span text:style-name="T6"/></text:p>
                </text:list-item>
                <text:list-item>
                  <text:p text:style-name="P5">Kernels:</text:p>
                  <text:p text:style-name="P11">In two-class SVM the same kernel is used for all the data points. </text:p>
                  <text:p text:style-name="P11"/>
                  <text:p text:style-name="P11">Locally Deep SVM is based on Localized Multiple Kernel Learning approach where the algorithm tries to learn a different kernel for each data point.</text:p>
                </text:list-item>
              </text:list>
            </text:list-item>
          </text:list>
        </text:list-item>
      </text:list>
      <text:p text:style-name="P6"><text:span text:style-name="T4"/></text:p>
      <text:p text:style-name="P6"><text:span text:style-name="T4"/></text:p>
      <text:list xml:id="list183819636964301" text:continue-numbering="true" text:style-name="L1">
        <text:list-item>
          <text:list>
            <text:list-item>
              <text:p text:style-name="P4">When to use Locally Deep SVM o<text:span text:style-name="T7">r Two Class </text:span>SVM:</text:p>
            </text:list-item>
          </text:list>
        </text:list-item>
      </text:list>
      <text:list xml:id="list3164423988443780364" text:style-name="L2">
        <text:list-item>
          <text:list>
            <text:list-item>
              <text:list>
                <text:list-item>
                  <text:p text:style-name="P14">If the data is linearly separable, use standard Two-Class SVM.</text:p>
                </text:list-item>
                <text:list-item>
                  <text:p text:style-name="P14">If cost/performance of completing the classification problem needs to be optimized then Locally Deep SVM should be used. </text:p>
                </text:list-item>
                <text:list-item>
                  <text:p text:style-name="P14">If hight classification accuracy is required, Two-Class SVM should be used.</text:p>
                  <text:p text:style-name="P14"/>
                </text:list-item>
              </text:list>
            </text:list-item>
          </text:list>
        </text:list-item>
      </text:list>
      <text:list xml:id="list183818953195186" text:continue-list="list183819636964301" text:style-name="L1">
        <text:list-item>
          <text:p text:style-name="P4">SVM on <text:span text:style-name="T10">Vehicle</text:span> Data</text:p>
          <text:p text:style-name="P12">Best results were with the cost parameter = <text:span text:style-name="T11">5</text:span></text:p>
          <text:p text:style-name="P13">Training Set accuracy: 100%</text:p>
          <text:p text:style-name="P13">Test Set accuracy: 96%</text:p>
          <text:p text:style-name="P4"/>
          <text:list>
            <text:list-item>
              <text:p text:style-name="P7">Training Set Prediction:</text:p>
              <text:p text:style-name="P7"/>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7"><text:s text:c="13"/>Predicted</text:p>
            <text:p text:style-name="P17">Truth </text:p>
          </table:table-cell>
          <table:table-cell table:style-name="Table1.A1" office:value-type="string">
            <text:p text:style-name="P17">Car</text:p>
          </table:table-cell>
          <table:table-cell table:style-name="Table1.C1" office:value-type="string">
            <text:p text:style-name="P17">Non-Car</text:p>
          </table:table-cell>
        </table:table-row>
        <table:table-row>
          <table:table-cell table:style-name="Table1.A2" office:value-type="string">
            <text:p text:style-name="P17">Car</text:p>
          </table:table-cell>
          <table:table-cell table:style-name="Table1.A2" office:value-type="string">
            <text:p text:style-name="P16">343</text:p>
          </table:table-cell>
          <table:table-cell table:style-name="Table1.C2" office:value-type="string">
            <text:p text:style-name="P16">0</text:p>
          </table:table-cell>
        </table:table-row>
        <text:soft-page-break/>
        <table:table-row>
          <table:table-cell table:style-name="Table1.A2" office:value-type="string">
            <text:p text:style-name="P17">Non-Car</text:p>
          </table:table-cell>
          <table:table-cell table:style-name="Table1.A2" office:value-type="string">
            <text:p text:style-name="P16">0</text:p>
          </table:table-cell>
          <table:table-cell table:style-name="Table1.C2" office:value-type="string">
            <text:p text:style-name="P16">333</text:p>
          </table:table-cell>
        </table:table-row>
      </table:table>
      <text:list xml:id="list183819674459414" text:continue-numbering="true" text:style-name="L1">
        <text:list-item>
          <text:list>
            <text:list-header>
              <text:p text:style-name="P7"/>
            </text:list-header>
            <text:list-item>
              <text:p text:style-name="P7">Test Set Prediction:</text:p>
            </text:list-item>
          </text:list>
        </text:list-item>
      </text:list>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17"><text:s text:c="13"/>Predicted</text:p>
            <text:p text:style-name="P17">Truth </text:p>
          </table:table-cell>
          <table:table-cell table:style-name="Table2.A1" office:value-type="string">
            <text:p text:style-name="P17">Car</text:p>
          </table:table-cell>
          <table:table-cell table:style-name="Table2.C1" office:value-type="string">
            <text:p text:style-name="P17">Non-Car</text:p>
          </table:table-cell>
        </table:table-row>
        <table:table-row>
          <table:table-cell table:style-name="Table2.A2" office:value-type="string">
            <text:p text:style-name="P17">Car</text:p>
          </table:table-cell>
          <table:table-cell table:style-name="Table2.A2" office:value-type="string">
            <text:p text:style-name="P16">83</text:p>
          </table:table-cell>
          <table:table-cell table:style-name="Table2.C2" office:value-type="string">
            <text:p text:style-name="P16">3</text:p>
          </table:table-cell>
        </table:table-row>
        <table:table-row>
          <table:table-cell table:style-name="Table2.A2" office:value-type="string">
            <text:p text:style-name="P17">Non-Car</text:p>
          </table:table-cell>
          <table:table-cell table:style-name="Table2.A2" office:value-type="string">
            <text:p text:style-name="P16">7</text:p>
          </table:table-cell>
          <table:table-cell table:style-name="Table2.C2" office:value-type="string">
            <text:p text:style-name="P16">77</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20:45:24.801406207</meta:creation-date>
    <meta:generator>LibreOffice/5.1.6.2$Linux_X86_64 LibreOffice_project/10m0$Build-2</meta:generator>
    <dc:date>2017-05-27T18:38:18.381230538</dc:date>
    <meta:editing-duration>PT5H4M27S</meta:editing-duration>
    <meta:editing-cycles>8</meta:editing-cycles>
    <meta:document-statistic meta:table-count="2" meta:image-count="0" meta:object-count="0" meta:page-count="2" meta:paragraph-count="43" meta:word-count="353" meta:character-count="2055" meta:non-whitespace-character-count="1727"/>
  </office:meta>
</office:document-meta>
</file>